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bg" fo:country="BG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bg" fo:country="BG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 style:master-page-name="">
      <style:paragraph-properties fo:margin-left="-0.0102in" fo:margin-right="0in" fo:text-align="start" style:justify-single-word="false" fo:text-indent="0in" style:auto-text-indent="false" style:page-number="auto"/>
      <style:text-properties fo:language="bg" fo:country="BG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ИЕНТИ</text:p>
      <text:p text:style-name="P2"/>
      <text:p text:style-name="P3">1)<text:span text:style-name="T2">id </text:span></text:p>
      <text:p text:style-name="P3"><text:span text:style-name="T1">2)</text:span><text:span text:style-name="T2">name</text:span><text:span text:style-name="T1"> – </text:span>име на фирма / физическо лице</text:p>
      <text:p text:style-name="P3"><text:span text:style-name="T1">3)</text:span><text:span text:style-name="T2">name_en</text:span><text:span text:style-name="T1"> –</text:span> име на фирма / физическо лице на английски език</text:p>
      <text:p text:style-name="P3"><text:span text:style-name="T1">4)</text:span><text:span text:style-name="T2">eik</text:span><text:span text:style-name="T1"> –</text:span> единен идентификационен номер</text:p>
      <text:p text:style-name="P3"><text:span text:style-name="T1">5)</text:span><text:span text:style-name="T2">dd_number</text:span><text:span text:style-name="T1"> –</text:span> ддс номер</text:p>
      <text:p text:style-name="P3"><text:span text:style-name="T1">6)</text:span><text:span text:style-name="T2">address</text:span><text:span text:style-name="T1"> </text:span>- адрес</text:p>
      <text:p text:style-name="P3"><text:span text:style-name="T1">7)</text:span><text:span text:style-name="T2">address_en</text:span><text:span text:style-name="T1"> –</text:span> адрес на английски език</text:p>
      <text:p text:style-name="P3"><text:span text:style-name="T1">8)</text:span><text:span text:style-name="T2">city</text:span><text:span text:style-name="T1"> </text:span>- град</text:p>
      <text:p text:style-name="P3"><text:span text:style-name="T1">9)</text:span><text:span text:style-name="T2">city_en</text:span><text:span text:style-name="T1"> –</text:span> град на английски език</text:p>
      <text:p text:style-name="P3"><text:span text:style-name="T1">10)</text:span><text:span text:style-name="T2">region</text:span><text:span text:style-name="T1"> </text:span>- област</text:p>
      <text:p text:style-name="P3"><text:span text:style-name="T1">11)</text:span><text:span text:style-name="T2">region_en</text:span><text:span text:style-name="T1"> –</text:span> област на английски език</text:p>
      <text:p text:style-name="P3"><text:span text:style-name="T1">12)</text:span><text:span text:style-name="T2">post_code</text:span><text:span text:style-name="T1"> –</text:span> пощенски код</text:p>
      <text:p text:style-name="P3"><text:span text:style-name="T1">13)</text:span><text:span text:style-name="T2">country </text:span>- държава</text:p>
      <text:p text:style-name="P3"><text:span text:style-name="T1">14)</text:span><text:span text:style-name="T2">country_en</text:span><text:span text:style-name="T1"> –</text:span> държава на английски език</text:p>
      <text:p text:style-name="P3"><text:span text:style-name="T1">15)</text:span><text:span text:style-name="T2">manager</text:span><text:span text:style-name="T1"> –</text:span> управител на фирмата /МОЛ/</text:p>
      <text:p text:style-name="P3"><text:span text:style-name="T1">16)</text:span><text:span text:style-name="T2">manager_en</text:span><text:span text:style-name="T1"> –</text:span> управител на фирмата на английски език</text:p>
      <text:p text:style-name="P3"><text:span text:style-name="T1">17)</text:span><text:span text:style-name="T2">contact_name</text:span><text:span text:style-name="T1"> –</text:span> име за контакт</text:p>
      <text:p text:style-name="P3"><text:span text:style-name="T1">18)c</text:span><text:span text:style-name="T2">ontact_number</text:span><text:span text:style-name="T1"> –</text:span> телефон за контакт</text:p>
      <text:p text:style-name="P3"><text:span text:style-name="T1">19</text:span><text:span text:style-name="T2">)contact_fax</text:span><text:span text:style-name="T1"> –</text:span> факс за контакт</text:p>
      <text:p text:style-name="P3"><text:span text:style-name="T1">20)c</text:span><text:span text:style-name="T2">ontact_email </text:span><text:span text:style-name="T1">–</text:span> <text:span text:style-name="T1">email </text:span>за контакт</text:p>
      <text:p text:style-name="P3"><text:span text:style-name="T1">21)</text:span><text:span text:style-name="T2">contact_website</text:span><text:span text:style-name="T1"> –</text:span> уебсайт за контакт</text:p>
      <text:p text:style-name="P3"><text:span text:style-name="T1">22)c</text:span><text:span text:style-name="T2">ontact_info</text:span><text:span text:style-name="T1"> –</text:span> бележки за информация</text:p>
      <text:p text:style-name="P3"><text:span text:style-name="T1">23)i</text:span><text:span text:style-name="T2">ban</text:span><text:span text:style-name="T1"> </text:span>- <text:span text:style-name="T1">IBAN</text:span></text:p>
      <text:p text:style-name="P4">24<text:span text:style-name="T3">)bic_code</text:span> – bic code</text:p>
      <text:p text:style-name="P3"><text:span text:style-name="T1">25)</text:span><text:span text:style-name="T2">bank_name</text:span><text:span text:style-name="T1"> – </text:span>име на банката</text:p>
      <text:p text:style-name="P3"><text:span text:style-name="T1">26)</text:span><text:span text:style-name="T2">group</text:span><text:span text:style-name="T1"> –</text:span> група клиенти</text:p>
      <text:p text:style-name="P3"><text:span text:style-name="T1">27)</text:span><text:span text:style-name="T2">reg_date</text:span><text:span text:style-name="T1"> –</text:span> дата на регистрация</text:p>
      <text:p text:style-name="P3"><text:span text:style-name="T1">28)</text:span><text:span text:style-name="T2">update_date</text:span><text:span text:style-name="T1"> –</text:span> дата на последен ъпдейт</text:p>
      <text:p text:style-name="P3"><text:span text:style-name="T1">29)</text:span><text:span text:style-name="T2">who_reg</text:span><text:span text:style-name="T1"> –</text:span> кой е регистрирал </text:p>
      <text:p text:style-name="P3"><text:span text:style-name="T1">31)</text:span><text:span text:style-name="T2">dude_or_not</text:span><text:span text:style-name="T1"> –</text:span> проверява дали е човек или фирма</text:p>
      <text:p text:style-name="P5"><text:span text:style-name="T1">32)</text:span><text:span text:style-name="T2">contact_phone_2</text:span><text:span text:style-name="T1"> –</text:span> втори номер за контак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16T16:16:41.44</meta:creation-date>
    <dc:date>2014-10-04T13:40:53.99</dc:date>
    <meta:editing-duration>PT7M18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32" meta:word-count="160" meta:character-count="1009"/>
  </office:meta>
</office:document-meta>
</file>